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70000019608D0A486E689159D.png" manifest:media-type="image/png"/>
  <manifest:file-entry manifest:full-path="Pictures/100002010000028B000001AFDD7B2503461D2B9D.png" manifest:media-type="image/png"/>
  <manifest:file-entry manifest:full-path="Pictures/1000020100000227000000F661EABEC79FFE6C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0000cd" style:font-name="sofia-pro" fo:font-size="14pt" fo:letter-spacing="normal" fo:font-style="normal" fo:font-weight="bold" style:font-size-asian="14pt" style:font-weight-asian="bold" style:font-size-complex="14pt" style:font-weight-complex="bold" loext:padding="0cm" loext:border="none"/>
    </style:style>
    <style:style style:name="P3"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225bf"/>
    </style:style>
    <style:style style:name="P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5"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pt" fo:font-style="normal" fo:font-weight="bold" style:font-size-asian="12pt" style:font-size-complex="12pt" loext:padding="0cm" loext:border="none"/>
    </style:style>
    <style:style style:name="P6"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0000cd" style:font-name="var font-din" fo:font-size="12pt" fo:font-style="normal" fo:font-weight="bold" style:font-size-asian="12pt" style:font-size-complex="12pt" loext:padding="0cm" loext:border="none"/>
    </style:style>
    <style:style style:name="P7"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8" style:family="paragraph" style:parent-style-name="Text_20_body" style:list-style-name="L4" style:master-page-name="">
      <loext:graphic-properties draw:fill="none"/>
      <style:paragraph-properties fo:margin-left="0cm" fo:margin-right="0cm" fo:margin-top="0cm" fo:margin-bottom="0cm" loext:contextual-spacing="false" fo:line-height="158%" fo:text-align="start" style:justify-single-word="false" fo:orphans="2" fo:widows="2" fo:text-indent="0cm" style:auto-text-indent="false" style:page-number="auto" fo:background-color="transparent"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font-size="12pt" style:font-size-asian="12pt" style:font-size-complex="12pt" loext:padding="0cm" loext:border="none"/>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40424e" style:font-name="urw-din" fo:font-size="12pt" fo:letter-spacing="normal" fo:font-style="normal" fo:font-weight="normal" style:font-size-asian="12pt" style:font-size-complex="12pt"/>
    </style:style>
    <style:style style:name="P12"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3"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4" style:family="paragraph" style:parent-style-name="Text_20_body">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5"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6"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7"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8" style:family="paragraph" style:parent-style-name="Text_20_body">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urw-din" fo:font-size="12.75pt" fo:letter-spacing="normal" fo:font-style="normal" fo:font-weight="normal" style:font-size-asian="12pt" style:font-size-complex="12pt" loext:padding="0cm" loext:border="none"/>
    </style:style>
    <style:style style:name="P19" style:family="paragraph" style:parent-style-name="Text_20_body" style:list-style-name="L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20" style:family="paragraph" style:parent-style-name="Text_20_body">
      <style:paragraph-properties fo:margin-top="1.058cm" fo:margin-bottom="0cm" loext:contextual-spacing="false" fo:line-height="167%" fo:text-align="start" style:justify-single-word="false" fo:orphans="2" fo:widows="2"/>
      <style:text-properties fo:font-size="12pt" style:font-size-asian="12pt" style:font-size-complex="12pt" loext:padding="0cm" loext:border="none"/>
    </style:style>
    <style:style style:name="P21" style:family="paragraph" style:parent-style-name="Text_20_body">
      <style:paragraph-properties fo:margin-left="0cm" fo:margin-right="0cm" fo:margin-top="0cm" fo:margin-bottom="0cm" loext:contextual-spacing="false" fo:line-height="158%" fo:text-align="center" style:justify-single-word="false" fo:orphans="2" fo:widows="2" fo:text-indent="0cm" style:auto-text-indent="false" fo:padding="0cm" fo:border="none"/>
      <style:text-properties fo:font-size="12pt" style:font-size-asian="12pt" style:font-size-complex="12pt" loext:padding="0cm" loext:border="none"/>
    </style:style>
    <style:style style:name="P22"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size="12pt" style:font-size-asian="12pt" style:font-size-complex="12pt" loext:padding="0cm" loext:border="none"/>
    </style:style>
    <style:style style:name="P23"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style:font-size-asian="12pt" style:font-size-complex="12pt" loext:padding="0cm" loext:border="none"/>
    </style:style>
    <style:style style:name="P24"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fo:background-color="#fff200" style:font-size-asian="12pt" style:font-size-complex="12pt" loext:padding="0cm" loext:border="none"/>
    </style:style>
    <style:style style:name="P25"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Consolas" fo:font-size="12pt" fo:font-style="normal" fo:font-weight="normal" style:font-size-asian="12pt" style:font-size-complex="12pt" loext:padding="0cm" loext:border="none"/>
    </style:style>
    <style:style style:name="P26"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Consolas" fo:font-size="12pt" fo:font-style="normal" fo:font-weight="normal" fo:background-color="#fff200" style:font-size-asian="12pt" style:font-size-complex="12pt" loext:padding="0cm" loext:border="none"/>
    </style:style>
    <style:style style:name="T1" style:family="text">
      <style:text-properties fo:font-weight="bold"/>
    </style:style>
    <style:style style:name="T2" style:family="text">
      <style:text-properties fo:font-variant="normal" fo:text-transform="none" fo:color="#40424e" style:font-name="var font-din" fo:font-size="12pt" fo:font-style="normal" fo:font-weight="normal" style:font-size-asian="12pt" style:font-size-complex="12pt" loext:padding="0cm" loext:border="none"/>
    </style:style>
    <style:style style:name="T3" style:family="text">
      <style:text-properties fo:font-variant="normal" fo:text-transform="none" fo:color="#40424e" style:font-name="var font-din" fo:font-size="12pt" fo:font-style="normal" fo:font-weight="bold" style:font-size-asian="12pt" style:font-size-complex="12pt" loext:padding="0cm" loext:border="none"/>
    </style:style>
    <style:style style:name="T4" style:family="text">
      <style:text-properties fo:font-variant="normal" fo:text-transform="none" fo:color="#40424e" style:font-name="var font-din" fo:font-size="12pt" fo:font-style="normal" fo:font-weight="bold" style:font-size-asian="12pt" style:font-weight-asian="bold" style:font-size-complex="12pt" style:font-weight-complex="bold" loext:padding="0cm" loext:border="none"/>
    </style:style>
    <style:style style:name="T5" style:family="text">
      <style:text-properties fo:font-variant="normal" fo:text-transform="none" fo:color="#40424e" style:font-name="urw-din" fo:font-size="12.75pt" fo:letter-spacing="normal" fo:font-style="normal" fo:font-weight="normal"/>
    </style:style>
    <style:style style:name="T6" style:family="text">
      <style:text-properties fo:font-variant="normal" fo:text-transform="none" fo:color="#40424e" style:font-name="urw-din" fo:font-size="12.75pt" fo:letter-spacing="normal" fo:font-style="normal" fo:font-weight="normal" loext:padding="0cm" loext:border="none"/>
    </style:style>
    <style:style style:name="T7" style:family="text">
      <style:text-properties fo:font-variant="normal" fo:text-transform="none" fo:color="#40424e" style:font-name="urw-din" fo:letter-spacing="normal" fo:font-style="normal" fo:font-weight="normal"/>
    </style:style>
    <style:style style:name="T8" style:family="text">
      <style:text-properties fo:font-variant="normal" fo:text-transform="none" fo:color="#40424e" style:font-name="urw-din" fo:letter-spacing="normal" fo:font-style="normal" fo:font-weight="normal" loext:padding="0cm" loext:border="none"/>
    </style:style>
    <style:style style:name="T9" style:family="text">
      <style:text-properties fo:font-variant="normal" fo:text-transform="none" fo:color="#40424e" style:font-name="urw-din" fo:font-size="12pt" fo:letter-spacing="normal" fo:font-style="normal" fo:font-weight="normal" style:font-size-asian="12pt" style:font-size-complex="12pt"/>
    </style:style>
    <style:style style:name="T10" style:family="text">
      <style:text-properties fo:font-variant="normal" fo:text-transform="none" fo:color="#40424e" style:font-name="urw-din" fo:font-size="12pt" fo:letter-spacing="normal" fo:font-style="normal" fo:font-weight="normal" style:font-size-asian="12pt" style:font-size-complex="12pt" loext:padding="0cm" loext:border="none"/>
    </style:style>
    <style:style style:name="T11" style:family="text">
      <style:text-properties fo:font-variant="normal" fo:text-transform="none" fo:color="#40424e" style:font-name="urw-din" fo:font-size="12pt" fo:letter-spacing="normal" fo:font-style="normal" fo:font-weight="normal" officeooo:rsid="000225bf" style:font-size-asian="12pt" style:font-size-complex="12pt"/>
    </style:style>
    <style:style style:name="T12" style:family="text">
      <style:text-properties fo:font-variant="normal" fo:text-transform="none" fo:color="#40424e" style:font-name="urw-din" fo:font-size="12pt" fo:letter-spacing="normal" fo:font-style="normal" fo:font-weight="normal" officeooo:rsid="000225bf" style:font-size-asian="12pt" style:font-size-complex="12pt" loext:padding="0cm" loext:border="none"/>
    </style:style>
    <style:style style:name="T13" style:family="text">
      <style:text-properties fo:font-style="italic"/>
    </style:style>
    <style:style style:name="T14" style:family="text">
      <style:text-properties fo:font-size="12pt"/>
    </style:style>
    <style:style style:name="T15" style:family="text">
      <style:text-properties fo:font-size="12pt" fo:font-weight="bold"/>
    </style:style>
    <style:style style:name="T16" style:family="text">
      <style:text-properties fo:background-color="#fff200" loext:char-shading-value="0"/>
    </style:style>
    <style:style style:name="T17" style:family="text">
      <style:text-properties fo:background-color="#fff200" loext:char-shading-value="0"/>
    </style:style>
    <style:style style:name="T18" style:family="text">
      <style:text-properties fo:color="#0000cd"/>
    </style:style>
    <style:style style:name="T19" style:family="text">
      <style:text-properties fo:color="#0000cd"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k-off Algorithm for CSMA/CD</text:p>
      <text:p text:style-name="P7"><text:span text:style-name="T2"><text:line-break/>Back-off algorithm is a </text:span><text:span text:style-name="T3">collision resolution </text:span><text:span text:style-name="T2">mechanism which is used in random access MAC protocols (CSMA/CD). This algorithm is generally used in Ethernet to schedule re-transmissions after collisions.</text:span></text:p>
      <text:p text:style-name="P9">If a collision takes place between 2 stations, they may restart transmission as soon as they can after the collision. This will always lead to another collision and form an infinite loop of collisions leading to a deadlock. To prevent such scenario back-off algorithm is used.</text:p>
      <text:p text:style-name="P9">Let us consider an scenario of 2 stations A and B transmitting some data:</text:p>
      <text:p text:style-name="P10"><draw:frame draw:style-name="fr1" draw:name="Image1" text:anchor-type="as-char" svg:width="17.224cm" svg:height="7.938cm" draw:z-index="0"><draw:image xlink:href="Pictures/100002010000028B000001AFDD7B2503461D2B9D.png" xlink:type="simple" xlink:show="embed" xlink:actuate="onLoad" loext:mime-type="image/png"/></draw:frame></text:p>
      <text:p text:style-name="P7"><text:span text:style-name="T2">After a collision, time is divided into discrete slots (</text:span><text:span text:style-name="Strong_20_Emphasis"><text:span text:style-name="T2">Tslot</text:span></text:span><text:span text:style-name="T2">) whose length is equal to 2t, where t is the maximum propagation delay in the network.</text:span></text:p>
      <text:p text:style-name="P20"/>
      <text:p text:style-name="P9">The stations involved in the collision randomly pick an integer from the set K i.e {0, 1}. This set is called the contention window. If the sources collide again because they picked the same integer, the contention window size is doubled and it becomes {0, 1, 2, 3}. Now the sources involved in the second collision randomly pick an integer from the set {0, 1, 2, 3} and wait that number of time <text:soft-page-break/>slots before trying again. Before they try to transmit, they listen to the channel and transmit only if the channel is idle. This causes the source which picked the smallest integer in the contention window to succeed in transmitting its frame.</text:p>
      <text:p text:style-name="P4">So, Back-off algorithm defines a<text:span text:style-name="T13">waiting time for the stations involved in collision</text:span>, i.e. for how much time the station should wait to re-transmit.</text:p>
      <text:p text:style-name="P4"/>
      <text:p text:style-name="P24">Waiting time = back–off time</text:p>
      <text:p text:style-name="P26">Let n = collision number or re-transmission serial number. </text:p>
      <text:p text:style-name="P25"><text:span text:style-name="T17">Then, Waiting time = K * Tslot <text:s/>where K = [0, 2n – 1 ] </text:span><text:s/></text:p>
      <text:p text:style-name="P5">Example –</text:p>
      <text:p text:style-name="P7"><text:span text:style-name="Strong_20_Emphasis"><text:span text:style-name="T2">Case-1 :</text:span></text:span><text:span text:style-name="T2"><text:line-break/>Suppose 2 stations A and B start transmitting data (Packet 1) at the same time then, collision occurs. So, the collision number n for both their data (Packet 1) = 1. Now, both the station randomly pick an integer from the set K i.e. {0, 1}.</text:span></text:p>
      <text:p text:style-name="P10"><draw:frame draw:style-name="fr1" draw:name="Image2" text:anchor-type="as-char" svg:width="14.579cm" svg:height="7.938cm" draw:z-index="1"><draw:image xlink:href="Pictures/1000020100000227000000F661EABEC79FFE6CE8.png" xlink:type="simple" xlink:show="embed" xlink:actuate="onLoad" loext:mime-type="image/png"/></draw:frame></text:p>
      <text:list xml:id="list1273323944" text:style-name="L2">
        <text:list-item>
          <text:p text:style-name="P13"><text:span text:style-name="Strong_20_Emphasis"><text:span text:style-name="T4">When both A and B choose K = 0</text:span></text:span><text:span text:style-name="T2"><text:line-break/>–&gt; Waiting time for A = 0 * Tslot = 0<text:line-break/>Waiting time for B = 0 * Tslot = 0</text:span></text:p>
          <text:p text:style-name="P19">Therefore, both stations will transmit at the same time and hence collision occurs.</text:p>
        </text:list-item>
        <text:list-item>
          <text:p text:style-name="P13"><text:soft-page-break/><text:span text:style-name="Strong_20_Emphasis"><text:span text:style-name="T4">When A chooses K = 0 and B chooses K = 1</text:span></text:span><text:span text:style-name="T2"><text:line-break/>–&gt; Waiting time for A = 0 * Tslot= 0<text:line-break/>Waiting time for B = 1 * Tslot= Tslot</text:span></text:p>
          <text:p text:style-name="P15">Therefore, A transmits the packet and B waits for time Tslot for transmitting and hence A wins.</text:p>
        </text:list-item>
        <text:list-item>
          <text:p text:style-name="P13"><text:span text:style-name="Strong_20_Emphasis"><text:span text:style-name="T4">When A chooses K = 1 and B chooses K = 0</text:span></text:span><text:span text:style-name="T2"><text:line-break/>–&gt; Waiting time for A = 1 * Tslot= Tslot<text:line-break/>Waiting time for B = 0 * Tslot= 0</text:span></text:p>
        </text:list-item>
        <text:list-item>
          <text:p text:style-name="P13"><text:span text:style-name="T2"/></text:p>
          <text:p text:style-name="P15">Therefore, B transmits the packet and A waits for time Tslot for transmitting and hence B wins.</text:p>
        </text:list-item>
        <text:list-item>
          <text:p text:style-name="P13"><text:span text:style-name="Strong_20_Emphasis"><text:span text:style-name="T4">When both A and B choose K = 1</text:span></text:span><text:span text:style-name="T2"><text:line-break/>–&gt; Waiting time for A = 1 * Tslot= Tslot<text:line-break/>Waiting time for B = 1 * Tslot= Tslot</text:span></text:p>
          <text:p text:style-name="P15">Therefore, both will wait for the same time Tslot and then transmit. Hence, collision occurs.</text:p>
        </text:list-item>
      </text:list>
      <text:p text:style-name="P23">Probability that A wins = 1/4</text:p>
      <text:p text:style-name="P25">Probability that B wins = 1/4</text:p>
      <text:p text:style-name="P25">Probability of collision <text:s/>= 2/4</text:p>
      <text:p text:style-name="P7"><text:span text:style-name="Strong_20_Emphasis"><text:span text:style-name="T4">Case-2 :</text:span></text:span><text:span text:style-name="T2"><text:line-break/>Assume that A wins in Case 1 and transmitted its data(Packet 1). Now, as soon as B transmits its packet 1, A transmits its packet 2. Hence, collision occurs. Now collision no. n becomes 1 for packet 2 of A and becomes 2 for packet 1 of B.<text:line-break/>For packet 2 of A, K = {0, 1}<text:line-break/>For packet 1 of B, K = {0, 1, 2, 3}</text:span></text:p>
      <text:p text:style-name="P10"><text:soft-page-break/><draw:frame draw:style-name="fr1" draw:name="Image3" text:anchor-type="as-char" svg:width="14.579cm" svg:height="7.938cm" draw:z-index="2"><draw:image xlink:href="Pictures/10000201000002270000019608D0A486E689159D.png" xlink:type="simple" xlink:show="embed" xlink:actuate="onLoad" loext:mime-type="image/png"/></draw:frame></text:p>
      <text:p text:style-name="P23">Probability that A wins = 5/8</text:p>
      <text:p text:style-name="P25">Probability that B wins = 1/8</text:p>
      <text:p text:style-name="P25">Probability of collision <text:s/>= 2/8</text:p>
      <text:p text:style-name="P9">So, probability of collision decreases as compared to Case 1.</text:p>
      <text:p text:style-name="P6">Advantage –</text:p>
      <text:list xml:id="list1197833290" text:style-name="L3">
        <text:list-item>
          <text:p text:style-name="P16">Collision probability decreases exponentially.</text:p>
        </text:list-item>
      </text:list>
      <text:p text:style-name="P6">Disadvantages –</text:p>
      <text:list xml:id="list3957822312" text:style-name="L4">
        <text:list-item>
          <text:p text:style-name="P12"><text:span text:style-name="Strong_20_Emphasis"><text:span text:style-name="T2">Capture effect: </text:span></text:span><text:span text:style-name="T2">Station who wins ones keeps on winning.</text:span></text:p>
        </text:list-item>
        <text:list-item>
          <text:p text:style-name="P17">Works only for 2 stations or hosts.</text:p>
        </text:list-item>
        <text:list-item>
          <text:p text:style-name="P8"/>
        </text:list-item>
      </text:list>
      <text:p text:style-name="P18"><text:span text:style-name="T19">In an Ethernet local area network, which one of the following statements is TRUE ?</text:span><text:line-break/><text:span text:style-name="T1">(A) </text:span>A station stops to sense the channel once it starts transmitting a frame.<text:line-break/><text:span text:style-name="T1">(B) </text:span>The purpose of the jamming signal is to pad the frames that are smaller than the minimum frame size.<text:line-break/><text:span text:style-name="T1">(C) </text:span>A station continues to transmit the packet even after the collision is detected.<text:line-break/><text:span text:style-name="T1">(D) </text:span>The exponential backoff mechanism reduces the probability of collision on retransmissions<text:line-break/><text:soft-page-break/><text:line-break/><text:line-break/><text:span text:style-name="T1">Answer: (D)</text:span><text:line-break/><text:line-break/><text:span text:style-name="T15">Explanation:</text:span><text:span text:style-name="T14">  </text:span></text:p>
      <text:p text:style-name="P11">An Ethernet is the most popularly and widely used LAN network for data transmission.<text:line-break/>It is a protocol of data link layer and it tells how the data can be formatted to transmit and how to place the data on network for transmission.</text:p>
      <text:p text:style-name="P11">Now considering the Ethernet protocol we will discuss all the options one by one</text:p>
      <text:list xml:id="list206092729" text:style-name="L5">
        <text:list-header>
          <text:p text:style-name="P3"><text:span text:style-name="Strong_20_Emphasis"><text:span text:style-name="T12">1.</text:span></text:span><text:span text:style-name="Strong_20_Emphasis"><text:span text:style-name="T10"> </text:span></text:span><text:span text:style-name="T9">This option is false as in Ethernet the station is not required to stop to sense for the channel prior frame transmission.</text:span></text:p>
          <text:p text:style-name="P3"><text:span text:style-name="T9"><text:line-break/></text:span><text:span text:style-name="T11">2.</text:span><text:span text:style-name="Strong_20_Emphasis"><text:span text:style-name="T10"> </text:span></text:span><text:span text:style-name="T9">A signal is jammed to inform all the other devices or stations about collision that has occurred so that further data transmission is stopped. Thus this option is also false</text:span></text:p>
        </text:list-header>
        <text:list-item>
          <text:p text:style-name="P3"><text:span text:style-name="T9"><text:line-break/></text:span><text:span text:style-name="T11">3. </text:span><text:span text:style-name="Strong_20_Emphasis"><text:span text:style-name="T10"><text:s/></text:span></text:span><text:span text:style-name="T9">Once the collision has occurred the data transmission is stopped as the jam signal is sent. Thus this option is also incorrect.<text:line-break/></text:span></text:p>
        </text:list-item>
        <text:list-item>
          <text:p text:style-name="P3"><text:span text:style-name="T9">To reduce the probability of collision on retransmissions an exponential back off mechanism is used. Thus, only this option is true.</text:span></text:p>
        </text:list-item>
      </text:list>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urw-din" svg:font-family="urw-din,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13:25:28.888244811</meta:creation-date>
    <dc:date>2021-05-09T23:13:07.052357493</dc:date>
    <meta:editing-duration>PT9H36M48S</meta:editing-duration>
    <meta:editing-cycles>1</meta:editing-cycles>
    <meta:document-statistic meta:table-count="0" meta:image-count="3" meta:object-count="0" meta:page-count="5" meta:paragraph-count="45" meta:word-count="899" meta:character-count="4808" meta:non-whitespace-character-count="3945"/>
    <meta:generator>LibreOffice/6.0.7.3$Linux_X86_64 LibreOffice_project/00m0$Build-3</meta:generator>
  </office:meta>
</office:document-meta>
</file>